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AssyrianDictionary" svg:font-family="AssyrianDictionary"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Plain_20_Text">
      <style:paragraph-properties fo:line-height="150%"/>
    </style:style>
    <style:style style:name="P2" style:family="paragraph" style:parent-style-name="Plain_20_Text">
      <style:paragraph-properties fo:line-height="150%">
        <style:tab-stops>
          <style:tab-stop style:position="0.3752in"/>
        </style:tab-stops>
      </style:paragraph-properties>
    </style:style>
    <style:style style:name="P3" style:family="paragraph" style:parent-style-name="Plain_20_Text">
      <style:paragraph-properties fo:line-height="150%"/>
      <style:text-properties style:font-name="AssyrianDictionary" fo:font-size="12pt" fo:font-weight="bold" style:font-size-asian="12pt" style:font-weight-asian="bold"/>
    </style:style>
    <style:style style:name="P4" style:family="paragraph" style:parent-style-name="Plain_20_Text">
      <style:paragraph-properties fo:line-height="150%"/>
      <style:text-properties style:font-name="AssyrianDictionary" fo:font-size="12pt" style:font-size-asian="12pt"/>
    </style:style>
    <style:style style:name="P5" style:family="paragraph" style:parent-style-name="Plain_20_Text">
      <style:paragraph-properties fo:line-height="150%">
        <style:tab-stops>
          <style:tab-stop style:position="6.5in" style:type="right"/>
        </style:tab-stops>
      </style:paragraph-properties>
      <style:text-properties style:font-name="AssyrianDictionary" fo:font-size="12pt" style:font-size-asian="12pt"/>
    </style:style>
    <style:style style:name="P6" style:family="paragraph" style:parent-style-name="Plain_20_Text">
      <style:paragraph-properties fo:line-height="150%"/>
      <style:text-properties fo:font-variant="small-caps" style:font-name="AssyrianDictionary" fo:font-size="12pt" fo:font-weight="bold" style:font-size-asian="12pt" style:font-weight-asian="bold"/>
    </style:style>
    <style:style style:name="P7" style:family="paragraph" style:parent-style-name="Plain_20_Text">
      <style:paragraph-properties fo:margin-left="0in" fo:margin-right="0in" fo:line-height="150%" fo:text-indent="0.25in" style:auto-text-indent="false"/>
    </style:style>
    <style:style style:name="P8" style:family="paragraph" style:parent-style-name="Plain_20_Text">
      <style:paragraph-properties fo:line-height="150%" fo:keep-with-next="always"/>
      <style:text-properties fo:font-variant="small-caps" style:font-name="AssyrianDictionary" fo:font-size="12pt" fo:font-weight="bold" style:font-size-asian="12pt" style:font-weight-asian="bold"/>
    </style:style>
    <style:style style:name="P9" style:family="paragraph" style:parent-style-name="Plain_20_Text">
      <style:paragraph-properties fo:line-height="150%" fo:keep-with-next="always"/>
      <style:text-properties style:font-name="AssyrianDictionary" fo:font-size="12pt" style:font-size-asian="12pt"/>
    </style:style>
    <style:style style:name="P10" style:family="paragraph" style:parent-style-name="Plain_20_Text">
      <style:paragraph-properties fo:margin-top="0.1665in" fo:margin-bottom="0in" fo:line-height="150%"/>
    </style:style>
    <style:style style:name="P11" style:family="paragraph" style:parent-style-name="Plain_20_Text">
      <style:paragraph-properties fo:margin-left="0in" fo:margin-right="0.0016in" fo:line-height="150%" fo:text-indent="0in" style:auto-text-indent="false"/>
    </style:style>
    <style:style style:name="P12" style:family="paragraph" style:parent-style-name="Plain_20_Text" style:master-page-name="Standard">
      <style:paragraph-properties fo:line-height="150%" fo:text-align="center" style:justify-single-word="false" style:page-number="auto"/>
    </style:style>
    <style:style style:name="P13" style:family="paragraph" style:parent-style-name="Header">
      <style:paragraph-properties fo:margin-left="0in" fo:margin-right="0.25in" fo:text-indent="0in" style:auto-text-indent="false"/>
    </style:style>
    <style:style style:name="P14" style:family="paragraph" style:parent-style-name="Standard">
      <style:paragraph-properties fo:line-height="150%"/>
    </style:style>
    <style:style style:name="P15" style:family="paragraph" style:parent-style-name="Standard">
      <style:paragraph-properties fo:line-height="150%"/>
      <style:text-properties style:font-name="AssyrianDictionary"/>
    </style:style>
    <style:style style:name="T1" style:family="text">
      <style:text-properties style:font-name="AssyrianDictionary"/>
    </style:style>
    <style:style style:name="T2" style:family="text">
      <style:text-properties style:font-name="AssyrianDictionary" fo:font-size="12pt" fo:font-weight="bold" style:font-size-asian="12pt" style:font-weight-asian="bold"/>
    </style:style>
    <style:style style:name="T3" style:family="text">
      <style:text-properties style:font-name="AssyrianDictionary" fo:font-size="12pt" fo:font-weight="bold" style:font-size-asian="12pt" style:font-weight-asian="bold" style:font-size-complex="14pt"/>
    </style:style>
    <style:style style:name="T4" style:family="text">
      <style:text-properties style:font-name="AssyrianDictionary" fo:font-size="12pt" fo:font-weight="bold" style:font-size-asian="12pt" style:font-weight-asian="bold" style:font-weight-complex="bold"/>
    </style:style>
    <style:style style:name="T5" style:family="text">
      <style:text-properties style:font-name="AssyrianDictionary" fo:font-size="12pt" style:font-size-asian="12pt"/>
    </style:style>
    <style:style style:name="T6" style:family="text">
      <style:text-properties style:font-name="AssyrianDictionary" fo:font-size="12pt" style:font-size-asian="12pt" style:font-style-complex="italic"/>
    </style:style>
    <style:style style:name="T7" style:family="text">
      <style:text-properties style:font-name="AssyrianDictionary" fo:font-size="12pt" style:font-size-asian="12pt" style:font-name-complex="Courier New"/>
    </style:style>
    <style:style style:name="T8" style:family="text">
      <style:text-properties style:font-name="AssyrianDictionary" fo:font-size="12pt" style:font-size-asian="12pt" style:font-name-complex="Courier New" style:font-size-complex="11pt"/>
    </style:style>
    <style:style style:name="T9" style:family="text">
      <style:text-properties style:font-name="AssyrianDictionary" fo:font-size="12pt" style:font-size-asian="12pt" style:font-size-complex="11pt"/>
    </style:style>
    <style:style style:name="T10" style:family="text">
      <style:text-properties style:font-name="AssyrianDictionary" fo:font-size="12pt" fo:font-style="italic" style:font-size-asian="12pt" style:font-style-asian="italic"/>
    </style:style>
    <style:style style:name="T11" style:family="text">
      <style:text-properties style:font-name="AssyrianDictionary" fo:font-size="12pt" fo:font-style="italic" style:font-size-asian="12pt" style:font-style-asian="italic" style:font-style-complex="italic"/>
    </style:style>
    <style:style style:name="T12" style:family="text">
      <style:text-properties style:font-name="AssyrianDictionary" fo:font-size="12pt" fo:letter-spacing="0.0138in" style:font-size-asian="12pt"/>
    </style:style>
    <style:style style:name="T13" style:family="text">
      <style:text-properties style:font-name="AssyrianDictionary" fo:font-size="12pt" fo:letter-spacing="0.0138in" style:font-size-asian="12pt" style:font-name-complex="Courier New"/>
    </style:style>
    <style:style style:name="T14" style:family="text">
      <style:text-properties style:font-name="AssyrianDictionary" fo:font-size="12pt" fo:letter-spacing="0.0138in" style:font-size-asian="12pt" style:font-name-complex="Courier New" style:font-size-complex="11pt"/>
    </style:style>
    <style:style style:name="T15" style:family="text">
      <style:text-properties style:font-name="AssyrianDictionary" fo:font-weight="bold" style:font-weight-asian="bold"/>
    </style:style>
    <style:style style:name="T16" style:family="text">
      <style:text-properties style:font-name="AssyrianDictionary" fo:font-style="italic" style:font-style-asian="italic"/>
    </style:style>
    <style:style style:name="T17" style:family="text">
      <style:text-properties style:font-name="AssyrianDictionary" fo:letter-spacing="0.0138in"/>
    </style:style>
    <style:style style:name="T18" style:family="text">
      <style:text-properties style:font-name="AssyrianDictionary" fo:letter-spacing="0.0138in" style:font-name-complex="Courier New" style:font-size-complex="11pt"/>
    </style:style>
    <style:style style:name="T19" style:family="text">
      <style:text-properties style:font-name="AssyrianDictionary" style:font-name-complex="Courier New" style:font-size-complex="11pt"/>
    </style:style>
    <style:style style:name="T20" style:family="text">
      <style:text-properties style:font-name="Times New Roman" fo:font-size="12pt" fo:font-weight="bold" style:font-size-asian="12pt" style:font-weight-asian="bold" style:font-size-complex="14pt"/>
    </style:style>
    <style:style style:name="T21" style:family="text">
      <style:text-properties style:font-name="Times New Roman" fo:font-size="12pt" style:font-size-asian="12pt"/>
    </style:style>
    <style:style style:name="T22" style:family="text">
      <style:text-properties style:font-name="Times New Roman" fo:font-size="12pt" fo:font-style="italic" style:font-size-asian="12pt" style:font-style-asian="italic"/>
    </style:style>
    <style:style style:name="T23" style:family="text">
      <style:text-properties fo:font-variant="small-caps" style:font-name="AssyrianDictionary" fo:font-size="12pt" fo:font-weight="bold" style:font-size-asian="12pt" style:font-weight-asian="bold"/>
    </style:style>
    <style:style style:name="T24" style:family="text">
      <style:text-properties style:text-position="sub 58%" style:font-name="AssyrianDictionary" fo:font-size="12pt" style:font-size-asian="12pt"/>
    </style:style>
    <style:style style:name="T25" style:family="text">
      <style:text-properties style:text-position="sub 58%" style:font-name="AssyrianDictionary" fo:font-size="12pt" fo:letter-spacing="0.0138in" style:font-size-asian="12pt"/>
    </style:style>
    <style:style style:name="T26" style:family="text">
      <style:text-properties style:text-position="sub 58%" style:font-name="AssyrianDictionary" fo:font-size="12pt" fo:letter-spacing="0.0138in" style:font-size-asian="12pt" style:font-name-complex="Courier New" style:font-size-complex="11pt"/>
    </style:style>
    <style:style style:name="T27" style:family="text">
      <style:text-properties style:text-position="sub 58%" style:font-name="AssyrianDictionary" fo:letter-spacing="0.0138in" style:font-name-complex="Courier New" style:font-size-complex="11pt"/>
    </style:style>
    <style:style style:name="T28" style:family="text">
      <style:text-properties style:text-position="super 58%" style:font-name="AssyrianDictionary" fo:font-size="12pt" style:font-size-asian="12pt"/>
    </style:style>
    <style:style style:name="T29" style:family="text">
      <style:text-properties style:text-position="super 58%" style:font-name="AssyrianDictionary" fo:letter-spacing="0.0138in" style:font-name-complex="Courier New" style:font-size-complex="11pt"/>
    </style:style>
    <style:style style:name="T30" style:family="text">
      <style:text-properties fo:color="#ff0000" style:font-name="AssyrianDictionary" fo:font-size="12pt" style:font-size-asian="12pt" style:font-name-complex="Courier New" style:font-size-complex="11pt"/>
    </style:style>
    <style:style style:name="T3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3">11. Ur-dun to </text:span><text:span text:style-name="T20">Š</text:span><text:span text:style-name="T3">ulgi 1 (Ud</text:span><text:span text:style-name="T20">Š</text:span><text:span text:style-name="T3">1, 3.1.11.1, 14)</text:span></text:p>
      <text:p text:style-name="P1"><text:span text:style-name="T23">Source</text:span><text:span text:style-name="T2">(s)</text:span></text:p>
      <text:p text:style-name="P3"/>
      <text:p text:style-name="P5">X1 = YBC 5011<text:tab/>= 1–20</text:p>
      <text:p text:style-name="P4"/>
      <text:p text:style-name="P4">Tablet: Type III.</text:p>
      <text:p text:style-name="P4"/>
      <text:p text:style-name="P1"><text:span text:style-name="T5">Bibliography: Translation: H. Neumann, </text:span><text:span text:style-name="T10">TUAT</text:span><text:span text:style-name="T5"> nf 3 (2006) 17–19.</text:span></text:p>
      <text:p text:style-name="P4"/>
      <text:p text:style-name="P6">Text Transliteration</text:p>
      <text:p text:style-name="P4"/>
      <text:p text:style-name="P2"><text:span text:style-name="T5">1. <text:tab/>lugal-Ñu</text:span><text:span text:style-name="T24">10</text:span><text:span text:style-name="T5">-ra ù-na-a-≠dug</text:span><text:span text:style-name="T24">4</text:span><text:span text:style-name="T5"></text:span></text:p>
      <text:p text:style-name="P2"><text:span text:style-name="T5">2. <text:tab/>ur-dun dam-gàr árad-zu na-ab-bé-a</text:span></text:p>
      <text:p text:style-name="P2"><text:span text:style-name="T5">3. <text:tab/>kù lugal-Ñu</text:span><text:span text:style-name="T24">10</text:span><text:span text:style-name="T5"> mu-e-ne-åúm-ma</text:span></text:p>
      <text:p text:style-name="P2"><text:span text:style-name="T5">4. <text:tab/>kur sù-rá-åè åim </text:span><text:span text:style-name="T28">Ñiå</text:span><text:span text:style-name="T5">erin-na</text:span></text:p>
      <text:p text:style-name="P2"><text:span text:style-name="T5">5. <text:tab/>sa</text:span><text:span text:style-name="T24">10</text:span><text:span text:style-name="T5">-sa</text:span><text:span text:style-name="T24">10</text:span><text:span text:style-name="T5">-dè mu-e-åi-gi-na</text:span></text:p>
      <text:p text:style-name="P2"><text:span text:style-name="T5">6. <text:tab/>u</text:span><text:span text:style-name="T24">4</text:span><text:span text:style-name="T5"> kur-åè &lt;BI&gt; ku</text:span><text:span text:style-name="T24">4</text:span><text:span text:style-name="T5">-re-na-Ñu</text:span><text:span text:style-name="T24">10</text:span></text:p>
      <text:p text:style-name="P2"><text:span text:style-name="T5">7. <text:tab/>åim </text:span><text:span text:style-name="T28">Ñiå</text:span><text:span text:style-name="T5">erin-na bí-sa</text:span><text:span text:style-name="T24">10</text:span><text:span text:style-name="T5">-sa</text:span><text:span text:style-name="T24">10</text:span><text:span text:style-name="T5">-Ñu</text:span><text:span text:style-name="T24">10</text:span></text:p>
      <text:p text:style-name="P2"><text:span text:style-name="T5">8. <text:tab/></text:span><text:span text:style-name="T28">I</text:span><text:span text:style-name="T5">a-pi-la-åa gal-zu-unken-na ma-an-gi-ma</text:span></text:p>
      <text:p text:style-name="P2"><text:span text:style-name="T5">9. <text:tab/>åám-Ñu</text:span><text:span text:style-name="T24">10</text:span><text:span text:style-name="T5"> mu-da-an-kar-re-eå</text:span></text:p>
      <text:p text:style-name="P2"><text:span text:style-name="T5">10. <text:tab/>ká é-gal-la-ni ù-um-gub</text:span></text:p>
      <text:p text:style-name="P2"><text:span text:style-name="T5">11. <text:tab/>lú na-me ka-Ñu</text:span><text:span text:style-name="T24">10</text:span><text:span text:style-name="T5"> èn nu-bi-tar</text:span></text:p>
      <text:p text:style-name="P2"><text:span text:style-name="T5">12. <text:tab/></text:span><text:span text:style-name="T28">I</text:span><text:span text:style-name="T5">arad-mu arad-zu ù ba</text:span><text:span text:style-name="T24">4</text:span><text:span text:style-name="T5">-ba</text:span><text:span text:style-name="T24">4</text:span><text:span text:style-name="T5">-ti pisaÑ-dub-≠ba</text:span></text:p>
      <text:p text:style-name="P2"><text:span text:style-name="T5">13. <text:tab/>zi-mu-dar</text:span><text:span text:style-name="T28">ki</text:span><text:span text:style-name="T5">-ra-ta si-mu-ur</text:span><text:span text:style-name="T24">4</text:span><text:span text:style-name="T5">-≠ru-um</text:span><text:span text:style-name="T28">ki</text:span><text:span text:style-name="T5">-åè </text:span></text:p>
      <text:p text:style-name="P2"><text:span text:style-name="T5">14. <text:tab/>ì</text:span><text:span text:style-name="Footnote_20_Symbol"><text:span text:style-name="T5"><text:note text:id="ftn1" text:note-class="footnote"><text:note-citation>1</text:note-citation><text:note-body><text:p text:style-name="Footnote"><text:span text:style-name="T1"><text:s/>Followed by an erasure.</text:span></text:p></text:note-body></text:note></text:span></text:span><text:span text:style-name="T5">-re-eå-ma</text:span></text:p>
      <text:p text:style-name="P2"><text:span text:style-name="T5">15. <text:tab/>[(x) i]n-ne-zu-≠ma</text:span></text:p>
      <text:p text:style-name="P2"><text:soft-page-break/><text:span text:style-name="T5">16. <text:tab/>[lú kí]Ñ-gi</text:span><text:span text:style-name="T24">4</text:span><text:span text:style-name="T5">-a-ne-ne in-≠</text:span><text:span text:style-name="T21">š</text:span><text:span text:style-name="T5">i</text:span><text:span text:style-name="T28">?</text:span><text:span text:style-name="T5">-g[i</text:span><text:span text:style-name="T24">(4)</text:span><text:span text:style-name="T28">?</text:span><text:span text:style-name="T5">…]</text:span></text:p>
      <text:p text:style-name="P2"><text:span text:style-name="T5">17. <text:tab/>[(x)]x lugal-Ñá ba-e-ni-x[…]</text:span></text:p>
      <text:p text:style-name="P2"><text:span text:style-name="T5">18. <text:tab/>≠usu nu-tuku á-dar-re-bi nu-mu-≠da-Ñar</text:span><text:span text:style-name="T28">?</text:span><text:span text:style-name="T5"></text:span></text:p>
      <text:p text:style-name="P2"><text:span text:style-name="T5">19. <text:tab/>du</text:span><text:span text:style-name="T24">11</text:span><text:span text:style-name="T5">-ga lugal mu-ra-an-åúm</text:span></text:p>
      <text:p text:style-name="P2"><text:span text:style-name="T5">20. <text:tab/>níÑ lugal-Ñu</text:span><text:span text:style-name="T24">10</text:span><text:span text:style-name="T5"> ab-bé-na-Ñu</text:span><text:span text:style-name="T24">10</text:span></text:p>
      <text:p text:style-name="P4"/>
      <text:p text:style-name="P4">Colophon F</text:p>
      <text:p text:style-name="P4"/>
      <text:p text:style-name="P7"><text:span text:style-name="T28">1 </text:span><text:span text:style-name="T5">Speak to my king, </text:span><text:span text:style-name="T28">2 </text:span><text:span text:style-name="T5">saying (the words) of Ur-dun, commercial agent, your servant: </text:span></text:p>
      <text:p text:style-name="P7"><text:span text:style-name="T28">3 </text:span><text:span text:style-name="T5">My king gave me capital </text:span><text:span text:style-name="T28">4–5 </text:span><text:span text:style-name="T5">and dispatched me to a distant foreign land to purchase juniper resin. </text:span><text:span text:style-name="T28">6 </text:span><text:span text:style-name="T5">But once I had entered the foreign land </text:span><text:span text:style-name="T28">7 </text:span><text:span text:style-name="T5">and purchased ­the resin, </text:span><text:span text:style-name="T28">8 </text:span><text:span text:style-name="T5">Apilaåa, the royal commissioner, was very firm with me, and­ </text:span><text:span text:style-name="T28">9 </text:span><text:span text:style-name="T5">they appropriated my purchases. </text:span><text:span text:style-name="T28">10 </text:span><text:span text:style-name="T5">When I stood ­at the gate of his (local) palace, </text:span><text:span text:style-name="T28">11 </text:span><text:span text:style-name="T5">no one wanted to investigate my complaint.</text:span></text:p>
      <text:p text:style-name="P7"><text:span text:style-name="T28">12 </text:span><text:span text:style-name="T5">And as for Aradmu, your servant, and Babati, the high commissioner,­ </text:span><text:span text:style-name="T28">14 </text:span><text:span text:style-name="T5">they had gone </text:span><text:span text:style-name="T28">13</text:span><text:span text:style-name="T5">from Zimudar to Simurum, ­</text:span><text:span text:style-name="T28">15 </text:span><text:span text:style-name="T10">and to inform them</text:span><text:span text:style-name="T5">…, </text:span><text:span text:style-name="T28">16</text:span><text:span text:style-name="T6">[they have sent] their messengers</text:span><text:span text:style-name="T5">. </text:span><text:span text:style-name="T28">17 </text:span><text:span text:style-name="T5">My king­…. </text:span><text:span text:style-name="T28">18 </text:span><text:span text:style-name="T5">This confiscation cannot be undone without using­ force. </text:span><text:span text:style-name="T28">19 </text:span><text:span text:style-name="T5">O king, (my messenger) has given you my accounting (of the ­matter). </text:span><text:span text:style-name="T28">20</text:span><text:span text:style-name="T5"> Whatever you, my king, order me to do, (I will do).</text:span></text:p>
      <text:p text:style-name="P3"/>
      <text:p text:style-name="P8">Commentary</text:p>
      <text:p text:style-name="P9"/>
      <text:p text:style-name="P1"><text:span text:style-name="T5">This text contains syllabic writings: </text:span><text:span text:style-name="T14">gi</text:span><text:span text:style-name="T5"> for </text:span><text:span text:style-name="T14">gi</text:span><text:span text:style-name="T26">4</text:span><text:span text:style-name="T5"> (5, 8), </text:span><text:span text:style-name="T14">bi</text:span><text:span text:style-name="T5"> for­</text:span><text:span text:style-name="T7"> </text:span><text:span text:style-name="T14">bí</text:span><text:span text:style-name="T5"> (11), </text:span><text:span text:style-name="T14">ba</text:span><text:span text:style-name="T26">4</text:span><text:span text:style-name="T5"> (</text:span><text:span text:style-name="T8">PISA</text:span><text:span text:style-name="T30">˝</text:span><text:span text:style-name="T5">) for </text:span><text:span text:style-name="T14">ba</text:span><text:span text:style-name="T5"> (12) and was clearly composed by someone whose grasp of Sumerian grammar and writing was idiosyncratic, to say the least. The addressee is not mentioned by name­ but one can safely assume that it was construed as a Åulgi letter. Only letters from his reign mention ­Aradmu and Apilaåa. Indeed, as cleverly explained by F. Huber (</text:span><text:span text:style-name="T10">ZA</text:span><text:span text:style-name="T5"> 91 [2001]: 181), the </text:span><text:soft-page-break/><text:span text:style-name="T5">writer of this text used ÅAr1 (1) as a model for the beginning of this letter. The addition of Babati, and of the city of Simurum, both taken from the Åu-Sin correspondence, is but one more indication of the spurious nature of this letter. </text:span></text:p>
      <text:p text:style-name="P4"/>
      <text:p text:style-name="P14"><text:span text:style-name="T15">2</text:span><text:span text:style-name="T1">. The conventional reading of the name of the sender is uncertain. J. Bauer, </text:span><text:span text:style-name="T16">BiOr</text:span><text:span text:style-name="T1"> 50 170 and </text:span><text:span text:style-name="T16">JAOS</text:span><text:span text:style-name="T1"> 115 (1995) 295 prefers Ur-</text:span>š<text:span text:style-name="T1">ul, and suggests that this is an abbreviation for a theophoric name such as </text:span><text:span text:style-name="T18">ur-∂åul-pa-è </text:span><text:span text:style-name="T17">or </text:span><text:span text:style-name="T18">ur-∂åul-åà-ga-na</text:span><text:span text:style-name="T1"> but without any justification. The name is well attested in Pre-Sargonic Girsu (there is even a </text:span><text:span text:style-name="T18">dam-gàr</text:span><text:span text:style-name="T1">, </text:span><text:span text:style-name="T16">BIN</text:span><text:span text:style-name="T1"> 8 175: 2–3), and in Ur III. Two Drehem texts provide the explicit writing </text:span><text:span text:style-name="T18">ur-dun-na</text:span><text:span text:style-name="T1"> (</text:span><text:span text:style-name="T16">Trouvaille</text:span><text:span text:style-name="T1"> 24: 7, </text:span><text:span text:style-name="T16">RA</text:span><text:span text:style-name="T1"> 9 [1912] 55 SA 224); an Umma tablet has </text:span><text:span text:style-name="T18">ur-∂dun</text:span><text:span text:style-name="T1"> (</text:span><text:span text:style-name="T16">YOS</text:span><text:span text:style-name="T1"> 4 237: iv 96). The abbreviation appears unlikely, as both Ur-dun and Ur-Åulpae are common Ur III names, and I know of no instance where both mark the same individual (the name Ur-Åulåagana does not occur during this period).</text:span></text:p>
      <text:p text:style-name="P4"/>
      <text:p text:style-name="P1"><text:span text:style-name="T2">3</text:span><text:span text:style-name="T5">. I have understood the final </text:span><text:span text:style-name="T8">-</text:span><text:span text:style-name="T14">ma</text:span><text:span text:style-name="T5"> in this line as the­ Akkadian conjunction, as is the case in line 8 below. The verb ­has a third-person plural dative prefix; this can­ only be analyzed as an anticipation of the names of Aradmu and ­Babati in line 12 but is probably simply wrong, as is the verbal form in line 5. The author had problems with Sumerian prefixes and confused first, second singular, as third-person plural. </text:span></text:p>
      <text:p text:style-name="P4"/>
      <text:p text:style-name="P14"><text:span text:style-name="T15">4</text:span><text:span text:style-name="T1">. The traditional translation “cedar” for </text:span><text:span text:style-name="T18">erin</text:span><text:span text:style-name="T1"> is imprecise. It is clear that ancient plant names did not correspond precisely to modern ones from a taxonomic point of view. This label was used in Sumerian for a range of conifers, aromatic woods that produced sap, perhaps including “cedar,” which the Mesopotamians obtained from the West, as well as pine and, more precisely, juniper. There is no pollen evidence that cedars ever grew in western Iran. Juniper (</text:span><text:span text:style-name="T16">Juniperus excelsa</text:span><text:span text:style-name="T1">), however, covered much of the Zargos in early </text:span><text:soft-page-break/><text:span text:style-name="T1">times.</text:span><text:span text:style-name="Footnote_20_Symbol"><text:span text:style-name="T1"><text:note text:id="ftn2" text:note-class="footnote"><text:note-citation>2</text:note-citation><text:note-body><text:p text:style-name="Footnote"><text:span text:style-name="T1"><text:s/>This is a complex issue that requires a longer study; see, conveniently, Naomi F. Miller, “Paleoethnobotanical Evidence for Deforestation in Ancient Iran: A Case Study of Urban Malyan,” </text:span><text:span text:style-name="T16">Journal of Ethnobiology</text:span><text:span text:style-name="T1"> 5 (1985) 1–19.</text:span></text:p></text:note-body></text:note></text:span></text:span><text:span text:style-name="T1"> There is evidence, both literary and archival, that in the third and second millennia, parts of the eastern mountain areas were thought of as </text:span><text:span text:style-name="T18">kur </text:span><text:span text:style-name="T29">Ñiå</text:span><text:span text:style-name="T18">erin-na</text:span><text:span text:style-name="T1"> (P. Michalowski, </text:span><text:span text:style-name="T16">JCS </text:span><text:span text:style-name="T1">30 [1978]: 118), a term that is referenced obliquely here but is present in another OB literary letter: </text:span><text:span text:style-name="T16">Letter of Iddatum to Sumutara</text:span><text:span text:style-name="T1"> 3–4: </text:span><text:span text:style-name="T18">lú-kíÑ-gi</text:span><text:span text:style-name="T27">4</text:span><text:span text:style-name="T18">-a kur </text:span><text:span text:style-name="T29">giå</text:span><text:span text:style-name="T18">erin-na zag x[…], igi-Ñu</text:span><text:span text:style-name="T27">10</text:span><text:span text:style-name="T18">-åè gú mu-un-Ñar-re-eå-ma</text:span><text:span text:style-name="T1">, “envoy(s) from the Juniper Mountains … have gathered before me.” For a discussion of the various problems involved, see J. Klein and K. Abraham, 44th </text:span><text:span text:style-name="T16">RAI</text:span><text:span text:style-name="T1">: 65–66; the Semitic etymology of </text:span><text:span text:style-name="T19">erin</text:span><text:span text:style-name="T1"> and the translation “juniper” will be discussed in detail by Leonid Kogan in a forthcoming study.</text:span></text:p>
      <text:p text:style-name="P3"/>
      <text:p text:style-name="P1"><text:span text:style-name="T2">5</text:span><text:span text:style-name="T5">. The writing </text:span><text:span text:style-name="T14">gi</text:span><text:span text:style-name="T5"> must stand for </text:span><text:span text:style-name="T14">gi</text:span><text:span text:style-name="T26">4</text:span><text:span text:style-name="T5">, “to send, dispatch,” with the prefix </text:span><text:span text:style-name="T8">-</text:span><text:span text:style-name="T14">åi</text:span><text:span text:style-name="T8">-</text:span><text:span text:style-name="T5">. The final vowel a must stand for the­ copula </text:span><text:span text:style-name="T7">-</text:span><text:span text:style-name="T13">àm</text:span><text:span text:style-name="T5">, hence </text:span><text:span text:style-name="T14">mu.e.åi.gi.en.am</text:span><text:span text:style-name="T5">, literally “I sent to you;” hardly a correct form given the context. </text:span></text:p>
      <text:p text:style-name="P4"/>
      <text:p text:style-name="P1"><text:span text:style-name="T2">6</text:span><text:span text:style-name="T5">. In view of the grammatical knowledge and writing habits of this scribe, it is difficult to second-guess his or her intentions. It seems that after </text:span><text:span text:style-name="T13">kur-åè</text:span><text:span text:style-name="T5"> the scribe began to write Å</text:span><text:span text:style-name="T7">IM</text:span><text:span text:style-name="T5">, in dittography from the line above and/or in anticipation of the following line, thought better of it and just moved on. </text:span></text:p>
      <text:p text:style-name="P4"/>
      <text:p text:style-name="P1"><text:span text:style-name="T2">8</text:span><text:span text:style-name="T5">. The translation is based on the assumption that the verb­ </text:span><text:span text:style-name="T14">gi</text:span><text:span text:style-name="T5"> is a syllabic writing of </text:span><text:span text:style-name="T14">gi</text:span><text:span text:style-name="T26">4</text:span><text:span text:style-name="T5">, as in line 5. One would, however, expect the prefix </text:span><text:span text:style-name="T8">-åi-</text:span><text:span text:style-name="T5">.</text:span></text:p>
      <text:p text:style-name="P10"><text:span text:style-name="T2">9</text:span><text:span text:style-name="T5">. This is a crucial line in the text as it spells out the ­actual wrong committed by Apilaåa. The verb is </text:span><text:span text:style-name="T14">kar</text:span><text:span text:style-name="T5"> (with </text:span><text:span text:style-name="T8">-</text:span><text:span text:style-name="T14">da</text:span><text:span text:style-name="T8">-</text:span><text:span text:style-name="T5">), in the meaning of </text:span><text:span text:style-name="T11">ekËmu</text:span><text:span text:style-name="T5">, “to take ­away (by force),” in the third person plural. The object is­ </text:span><text:span text:style-name="T12">å</text:span><text:span text:style-name="T14">ám-mu</text:span><text:span text:style-name="T5">, which requires explication. At first glance one is ­tempted to understand this as </text:span><text:span text:style-name="T14">níÑ-åám</text:span><text:span text:style-name="T5">, “price” (P. Steinkeller, </text:span><text:span text:style-name="T10">Sale Documents</text:span><text:span text:style-name="T5"> 161). </text:span><text:soft-page-break/><text:span text:style-name="T5">This makes little sense; it may be preferable to view this as a form of </text:span><text:span text:style-name="T14">níÑ-åám-ma</text:span><text:span text:style-name="T5">, “purchases” (note </text:span><text:span text:style-name="T14">níÑ-åám-ma</text:span><text:span text:style-name="T5">, SEpM 15: 14 but here meaning “price”); see now C. Wilcke, </text:span><text:span text:style-name="T10">Early Ancient Near Eastern Law</text:span><text:span text:style-name="T5"> 78.</text:span></text:p>
      <text:p text:style-name="P4"/>
      <text:p text:style-name="P1"><text:span text:style-name="T2">10–11</text:span><text:span text:style-name="T5">. This is clearly derived from Ar</text:span><text:span text:style-name="T21">Š</text:span><text:span text:style-name="T5">1: 9–10 (1) </text:span><text:span text:style-name="T14">ká é-gal-la-åè gub-a-gu</text:span><text:span text:style-name="T26">10</text:span><text:span text:style-name="T14">-ne silim-ma lugal-Ñá-ke</text:span><text:span text:style-name="T26">4 </text:span><text:span text:style-name="T14">èn li-bí-in-tar</text:span><text:span text:style-name="T5">. The verbal form </text:span><text:span text:style-name="T14">nu-bi-tar</text:span><text:span text:style-name="T5"> is incorrect. The reading </text:span><text:span text:style-name="T14">ka</text:span><text:span text:style-name="T5"> is based on the assumption that the predicate is a calque from Akkadian</text:span><text:span text:style-name="T10"> pû</text:span><text:span text:style-name="T5">+PRO </text:span><text:span text:style-name="T22">š</text:span><text:span text:style-name="T10">aºalu</text:span><text:span text:style-name="T5">; see the examples in </text:span><text:span text:style-name="T10">CAD</text:span><text:span text:style-name="T5"> </text:span><text:span text:style-name="T21">Š</text:span><text:span text:style-name="T5">/1 277.</text:span></text:p>
      <text:p text:style-name="P4"/>
      <text:p text:style-name="P11"><text:span text:style-name="T4">12</text:span><text:span text:style-name="T5">. Note the almost automatic </text:span><text:span text:style-name="T14">arad-zu</text:span><text:span text:style-name="T5"> after Aradmu’s name; note also </text:span><text:span text:style-name="T8">arad</text:span><text:span text:style-name="T5">, as opposed to </text:span><text:span text:style-name="T14">árad</text:span><text:span text:style-name="T8"> </text:span><text:span text:style-name="T5">in line 2. The scribe mindlessly inserted this from his studies of letters from the prime minister to the king. Note the writing </text:span><text:span text:style-name="T14">ba</text:span><text:span text:style-name="T26">4</text:span><text:span text:style-name="T14">-ba</text:span><text:span text:style-name="T26">4</text:span><text:span text:style-name="T14">-ti</text:span><text:span text:style-name="T5"> for </text:span><text:span text:style-name="T14">ba-ba-ti</text:span><text:span text:style-name="T5">; the value </text:span><text:span text:style-name="T14">ba</text:span><text:span text:style-name="T26">4</text:span><text:span text:style-name="T5"> of </text:span><text:span text:style-name="T8">PISA</text:span><text:span text:style-name="T30">˝</text:span><text:span text:style-name="T5"> is usually used only in the writing of the name of the Ki</text:span><text:span text:style-name="T21">š</text:span><text:span text:style-name="T5"> deity </text:span><text:span text:style-name="T28">d</text:span><text:span text:style-name="T14">za-ba</text:span><text:span text:style-name="T26">4</text:span><text:span text:style-name="T14">-ba</text:span><text:span text:style-name="T26">4</text:span><text:span text:style-name="T5">; the only other example of such a writing in this personal name comes from the OB copy of his seal inscription, published by C. Walker, </text:span><text:span text:style-name="T10">JCS</text:span><text:span text:style-name="T5"> 35 (1983) 91: 7. The figure of Babati, with his title, is taken from </text:span><text:span text:style-name="T21">Š</text:span><text:span text:style-name="T5">u</text:span><text:span text:style-name="T21">Š</text:span><text:span text:style-name="T5">a1: 35 (letter 19).</text:span></text:p>
      <text:p text:style-name="P4"/>
      <text:p text:style-name="P1"><text:span text:style-name="T2">15</text:span><text:span text:style-name="T5">. H. Neumann, </text:span><text:span text:style-name="T10">TUAT</text:span><text:span text:style-name="T5"> nf 3, 19 n. 91 writes: “Die Zeichenspuren am Anfang der Zeile (kollationiert) legen einen Kohortativ nahe: [</text:span><text:span text:style-name="T12">g]i</text:span><text:span text:style-name="T25">4</text:span><text:span text:style-name="T12">-in-ne-zu</text:span><text:span text:style-name="T5">-</text:span><text:span text:style-name="T10">m</text:span><text:span text:style-name="T5">[</text:span><text:span text:style-name="T10">a</text:span><text:span text:style-name="T5">].” I do not see the remains of </text:span><text:span text:style-name="T14">gi</text:span><text:span text:style-name="T26">4</text:span><text:span text:style-name="T9"> </text:span><text:span text:style-name="T5">at the beginning of the line. I would also doubt that the OB scribe who concocted this letter would have known about the Ur III usage of </text:span><text:span text:style-name="T14">gi</text:span><text:span text:style-name="T26">4</text:span><text:span text:style-name="T8">-</text:span><text:span text:style-name="T5"> to express the cohortative mode. </text:span></text:p>
      <text:p text:style-name="P4"/>
      <text:p text:style-name="P14"><text:span text:style-name="T15">18</text:span><text:span text:style-name="T1">. The restorations in this line are uncertain. The ­translation is based on </text:span><text:span text:style-name="T18">á…dar</text:span><text:span text:style-name="T1">, “to cheat, confiscate,” for which see­ A. Falkenstein, </text:span><text:span text:style-name="T16">NSGU</text:span><text:span text:style-name="T1"> II 110, R. de Maaijer and B. Jagersma, </text:span><text:span text:style-name="T16">AfO</text:span><text:span text:style-name="T1"> 44/5 (1997–1998) 285, and F. Karahashi, </text:span><text:span text:style-name="T16">Sumerian Compund Verbs</text:span><text:span text:style-name="T1"> 75; </text:span><text:soft-page-break/><text:span text:style-name="T16">PSD</text:span><text:span text:style-name="T1"> A/II 50 renders the line as “not having … their illegal seizure­ (confiscation) (of the purchased cedar resin) cannot be …”</text:span></text:p>
      <text:p text:style-name="P15"/>
      <text:p text:style-name="P14"><text:span text:style-name="T15">19</text:span><text:span text:style-name="T1">. I take the third person singular agent of the verb to be the messenger who is carrying the tablet (“epistolary perfect”).</text:span></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ssyrianDictionary" svg:font-family="AssyrianDictionary"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Plain_20_Text" style:display-name="Plain Text" style:family="paragraph" style:parent-style-name="Standard">
      <style:text-properties style:font-name="Courier New" fo:font-size="10pt"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0693in" fo:margin-bottom="0.0693in"/>
      <style:text-properties style:font-size-complex="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weight="bold" style:font-weight-asian="bold" style:font-weight-complex="bol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417in" fo:text-indent="-0.2917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1in" fo:margin-left="0.9161in" fo:margin-right="0.916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fo:min-width="0in" draw:z-index="5"><draw:text-box fo:min-height="0.1457in"><text:p text:style-name="Header"><text:span text:style-name="Page_20_Number"><text:page-number text:select-page="current">6</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12</dc:title>
    <meta:initial-creator>Piotr Michalowski</meta:initial-creator>
    <meta:creation-date>2008-11-21T11:05:00</meta:creation-date>
    <dc:creator>Piotr Michalowski</dc:creator>
    <dc:date>2009-10-28T12:45:00</dc:date>
    <meta:print-date>2009-08-23T18:25:00</meta:print-date>
    <meta:editing-cycles>81</meta:editing-cycles>
    <meta:editing-duration>PT02H35M00S</meta:editing-duration>
    <meta:document-statistic meta:table-count="0" meta:image-count="0" meta:object-count="0" meta:page-count="6" meta:paragraph-count="47" meta:word-count="1399" meta:character-count="7998"/>
    <meta:generator>OpenOffice.org/3.1$Unix OpenOffice.org_project/310m19$Build-9420</meta:generator>
  </office:meta>
</office:document-meta>
</file>